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0.55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3cm" svg:x="2cm" svg:y="6cm">
          <text:p text:style-name="P1"><text:span text:style-name="T1">SetStart</text:span></text:p>
          <text:p text:style-name="P1"><text:span text:style-name="T1">Positions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2cm" svg:y="2cm">
          <text:p text:style-name="P1"><text:span text:style-name="T1">Start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6cm" svg:y="6cm">
          <text:p text:style-name="P1"><text:span text:style-name="T1">MisterX</text:span></text:p>
          <text:p text:style-name="P1"><text:span text:style-name="T1">Movement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0cm" svg:y="6cm">
          <text:p text:style-name="P1"><text:span text:style-name="T1">Detective</text:span></text:p>
          <text:p text:style-name="P1"><text:span text:style-name="T1">Movement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10cm" svg:y="10cm">
          <text:p text:style-name="P1"><text:span text:style-name="T1">Check</text:span></text:p>
          <text:p text:style-name="P1"><text:span text:style-name="T1">Situation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3cm" svg:height="3cm" svg:x="14cm" svg:y="10cm">
          <text:p text:style-name="P1"><text:span text:style-name="T1">Finished</text:span></text:p>
          <text:p text:style-name="P1"><text:span text:style-name="T1">Game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5cm" svg:y1="5cm" svg:x2="3.5cm" svg:y2="6cm" draw:start-shape="id1" draw:start-glue-point="8" draw:end-shape="id2" svg:d="m3500 5000v1000">
          <text:p/>
        </draw:connector>
        <draw:connector draw:style-name="gr2" draw:text-style-name="P2" draw:layer="layout" svg:x1="5cm" svg:y1="7.5cm" svg:x2="6cm" svg:y2="7.5cm" draw:start-shape="id2" draw:start-glue-point="10" draw:end-shape="id3" svg:d="m5000 7500h1000">
          <text:p/>
        </draw:connector>
        <draw:connector draw:style-name="gr2" draw:text-style-name="P2" draw:layer="layout" svg:x1="9cm" svg:y1="7.5cm" svg:x2="10cm" svg:y2="7.5cm" draw:start-shape="id3" draw:start-glue-point="10" draw:end-shape="id4" svg:d="m9000 7500h1000">
          <text:p/>
        </draw:connector>
        <draw:connector draw:style-name="gr2" draw:text-style-name="P2" draw:layer="layout" svg:x1="11.5cm" svg:y1="9cm" svg:x2="11.5cm" svg:y2="10cm" draw:start-shape="id4" draw:start-glue-point="8" draw:end-shape="id5" svg:d="m11500 9000v1000">
          <text:p/>
        </draw:connector>
        <draw:connector draw:style-name="gr2" draw:text-style-name="P2" draw:layer="layout" svg:x1="13cm" svg:y1="11.5cm" svg:x2="14cm" svg:y2="11.5cm" draw:start-shape="id5" draw:start-glue-point="10" draw:end-shape="id6" svg:d="m13000 11500h1000">
          <text:p/>
        </draw:connector>
        <draw:connector draw:style-name="gr2" draw:text-style-name="P2" draw:layer="layout" svg:x1="10cm" svg:y1="11.5cm" svg:x2="7.5cm" svg:y2="9cm" draw:start-shape="id5" draw:start-glue-point="6" draw:end-shape="id3" draw:end-glue-point="8" svg:d="m10000 11500h-2500v-2500">
          <text:p/>
        </draw:connector>
        <draw:frame draw:style-name="gr3" draw:text-style-name="P3" draw:layer="layout" svg:width="3.3cm" svg:height="0.7cm" svg:x="3.4cm" svg:y="5.2cm">
          <draw:text-box>
            <text:p text:style-name="P3"><text:span text:style-name="T2">Game was started</text:span></text:p>
          </draw:text-box>
        </draw:frame>
        <draw:frame draw:style-name="gr4" draw:text-style-name="P3" draw:layer="layout" svg:width="3cm" svg:height="0.95cm" draw:transform="rotate (1.5707963267949) translate (5cm 10.2cm)">
          <draw:text-box>
            <text:p text:style-name="P3"><text:span text:style-name="T2">All characters set their start position</text:span></text:p>
          </draw:text-box>
        </draw:frame>
        <draw:frame draw:style-name="gr5" draw:text-style-name="P3" draw:layer="layout" svg:width="3.4cm" svg:height="0.887cm" draw:transform="rotate (1.5707963267949) translate (13.113cm 11.5cm)">
          <draw:text-box>
            <text:p text:style-name="P3"><text:span text:style-name="T2">Mister X is found or 20 rounds are played</text:span></text:p>
          </draw:text-box>
        </draw:frame>
        <draw:frame draw:style-name="gr6" draw:text-style-name="P3" draw:layer="layout" svg:width="3.4cm" svg:height="1cm" svg:x="8.5cm" svg:y="9.1cm">
          <draw:text-box>
            <text:p text:style-name="P3"><text:span text:style-name="T2">all detectives moved</text:span></text:p>
          </draw:text-box>
        </draw:frame>
        <draw:frame draw:style-name="gr6" draw:text-style-name="P3" draw:layer="layout" svg:width="4.3cm" svg:height="1cm" svg:x="5.5cm" svg:y="11.5cm">
          <draw:text-box>
            <text:p text:style-name="P3"><text:span text:style-name="T2">Mister X is not found and less than 20 rounds are played</text:span></text:p>
          </draw:text-box>
        </draw:frame>
        <draw:frame draw:style-name="gr6" draw:text-style-name="P3" draw:layer="layout" svg:width="3.1cm" svg:height="1cm" draw:transform="rotate (1.5707963267949) translate (9.2cm 7.7cm)">
          <draw:text-box>
            <text:p text:style-name="P3"><text:span text:style-name="T2">Mister X mo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Bosshard</meta:initial-creator>
    <meta:creation-date>2012-07-02T16:03:22</meta:creation-date>
    <dc:date>2012-07-02T16:23:39</dc:date>
    <dc:creator>Christian Bosshard</dc:creator>
    <meta:editing-duration>PT17M12S</meta:editing-duration>
    <meta:editing-cycles>8</meta:editing-cycles>
    <meta:generator>LibreOffice/3.5$Linux_x86 LibreOffice_project/350m1$Build-2</meta:generator>
    <meta:document-statistic meta:object-count="18"/>
  </office:meta>
</office:document-meta>
</file>